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Waree" svg:font-family="Waree"/>
    <style:font-face style:name="Waree1" svg:font-family="Waree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1">
      <style:paragraph-properties>
        <style:tab-stops/>
      </style:paragraph-properties>
    </style:style>
    <style:style style:name="P2" style:family="paragraph" style:parent-style-name="Numbering_20_1">
      <style:paragraph-properties>
        <style:tab-stops/>
      </style:paragraph-properties>
    </style:style>
    <style:style style:name="P3" style:family="paragraph" style:parent-style-name="Standard">
      <style:text-properties style:font-name="Waree1" fo:font-size="11pt" officeooo:rsid="0007a74a" officeooo:paragraph-rsid="0007a74a" style:font-size-asian="11pt" style:font-size-complex="11pt"/>
    </style:style>
    <style:style style:name="P4" style:family="paragraph" style:parent-style-name="Standard">
      <style:text-properties style:font-name="Waree1" fo:font-size="11pt" officeooo:rsid="000a5cc2" officeooo:paragraph-rsid="000a5cc2" style:font-size-asian="11pt" style:font-size-complex="11pt"/>
    </style:style>
    <style:style style:name="P5" style:family="paragraph" style:parent-style-name="Standard">
      <style:text-properties style:font-name="Waree1" fo:font-size="11pt" officeooo:rsid="0024df70" officeooo:paragraph-rsid="002ae749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Waree1" fo:font-size="11pt" style:text-underline-style="solid" style:text-underline-width="auto" style:text-underline-color="font-color" fo:font-weight="bold" officeooo:rsid="002c427e" officeooo:paragraph-rsid="002c427e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2d37d7" officeooo:paragraph-rsid="002d37d7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2d37d7" officeooo:paragraph-rsid="002f1915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2d37d7" officeooo:paragraph-rsid="0036d002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2d37d7" officeooo:paragraph-rsid="00474dc7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2f3b65" officeooo:paragraph-rsid="002f3b65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3160d1" officeooo:paragraph-rsid="003160d1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6d62e1" officeooo:paragraph-rsid="006d62e1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6f57af" officeooo:paragraph-rsid="006f57af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75e839" officeooo:paragraph-rsid="0075e839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76a9a2" officeooo:paragraph-rsid="0076a9a2" style:font-size-asian="11pt" style:font-weight-asian="bold" style:font-size-complex="11pt" style:font-weight-complex="bold"/>
    </style:style>
    <style:style style:name="P17" style:family="paragraph" style:parent-style-name="Standard">
      <style:text-properties officeooo:paragraph-rsid="00474dc7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paragraph-rsid="002f1915" style:font-weight-asian="bold" style:font-weight-complex="bold"/>
    </style:style>
    <style:style style:name="P19" style:family="paragraph" style:parent-style-name="Standard">
      <style:text-properties officeooo:paragraph-rsid="002d37d7"/>
    </style:style>
    <style:style style:name="P20" style:family="paragraph" style:parent-style-name="Text_20_body">
      <style:text-properties fo:font-style="normal" officeooo:rsid="001ac843" officeooo:paragraph-rsid="001ac843" style:font-style-asian="normal" style:font-style-complex="normal"/>
    </style:style>
    <style:style style:name="P21" style:family="paragraph" style:parent-style-name="Text_20_body">
      <style:text-properties fo:font-style="normal" officeooo:paragraph-rsid="001ac843" style:font-style-asian="normal" style:font-style-complex="normal"/>
    </style:style>
    <style:style style:name="P22" style:family="paragraph" style:parent-style-name="Text_20_body">
      <style:text-properties officeooo:rsid="001dff55" officeooo:paragraph-rsid="0022161a"/>
    </style:style>
    <style:style style:name="P23" style:family="paragraph" style:parent-style-name="Text_20_body">
      <style:text-properties officeooo:rsid="001dff55" officeooo:paragraph-rsid="002ae749"/>
    </style:style>
    <style:style style:name="P24" style:family="paragraph" style:parent-style-name="Text_20_body">
      <style:text-properties officeooo:paragraph-rsid="002ae749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Standard">
      <style:text-properties style:font-name="Waree1" fo:font-size="11pt" fo:font-weight="normal" officeooo:rsid="0018ad44" officeooo:paragraph-rsid="0018ad44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Waree1" fo:font-size="11pt" fo:font-style="normal" fo:font-weight="normal" officeooo:rsid="002ae749" officeooo:paragraph-rsid="0024df70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style:font-name="Waree1" fo:font-size="11pt" fo:font-style="normal" style:text-underline-style="none" fo:font-weight="normal" officeooo:rsid="002c427e" officeooo:paragraph-rsid="002c427e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style:font-name="Waree1" fo:font-size="11pt" fo:font-style="normal" style:text-underline-style="none" fo:font-weight="normal" officeooo:rsid="002d37d7" officeooo:paragraph-rsid="002f1915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style:font-name="Waree1" fo:font-size="11pt" fo:font-style="normal" style:text-underline-style="none" fo:font-weight="normal" officeooo:rsid="004569d3" officeooo:paragraph-rsid="002f1915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style:font-name="Waree1" fo:font-size="11pt" fo:font-style="normal" style:text-underline-style="none" fo:font-weight="normal" officeooo:rsid="00474dc7" officeooo:paragraph-rsid="00474dc7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style:font-name="Waree1" fo:font-size="11pt" fo:font-style="normal" style:text-underline-style="none" fo:font-weight="normal" officeooo:rsid="005436f0" officeooo:paragraph-rsid="00474dc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style:font-name="Waree1" fo:font-size="11pt" fo:font-style="normal" style:text-underline-style="none" fo:font-weight="normal" officeooo:rsid="002f6229" officeooo:paragraph-rsid="002f3b65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style:font-name="Waree1" fo:font-size="11pt" fo:font-style="normal" style:text-underline-style="none" fo:font-weight="normal" officeooo:rsid="0032cbac" officeooo:paragraph-rsid="0032cbac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style:font-name="Waree1" fo:font-size="11pt" fo:font-style="normal" style:text-underline-style="none" fo:font-weight="normal" officeooo:rsid="006cec1c" officeooo:paragraph-rsid="006cec1c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style:font-name="Waree1" fo:font-size="11pt" fo:font-style="normal" style:text-underline-style="none" fo:font-weight="normal" officeooo:rsid="006d62e1" officeooo:paragraph-rsid="006d62e1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style:font-name="Waree1" fo:font-size="11pt" fo:font-style="normal" style:text-underline-style="none" fo:font-weight="normal" officeooo:rsid="007050c0" officeooo:paragraph-rsid="006d62e1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style:font-name="Waree1" fo:font-size="11pt" fo:font-style="normal" style:text-underline-style="none" fo:font-weight="normal" officeooo:rsid="0076a9a2" officeooo:paragraph-rsid="0076a9a2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style:font-name="Waree1" fo:font-size="11pt" fo:font-style="normal" style:text-underline-style="none" fo:font-weight="normal" officeooo:rsid="0075e839" officeooo:paragraph-rsid="0075e839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style:font-name="Waree1" fo:font-size="11pt" fo:font-style="normal" style:text-underline-style="none" fo:font-weight="normal" officeooo:rsid="0082a3bc" officeooo:paragraph-rsid="0075e839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officeooo:paragraph-rsid="002f3b65"/>
    </style:style>
    <style:style style:name="P42" style:family="paragraph" style:parent-style-name="Standard">
      <style:paragraph-properties fo:break-before="page"/>
      <style:text-properties style:font-name="Waree1" fo:font-size="11pt" fo:font-style="normal" style:text-underline-style="solid" style:text-underline-width="auto" style:text-underline-color="font-color" fo:font-weight="bold" officeooo:rsid="006cec1c" officeooo:paragraph-rsid="006cec1c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Numbering_20_1">
      <style:paragraph-properties>
        <style:tab-stops/>
      </style:paragraph-properties>
    </style:style>
    <style:style style:name="P44" style:family="paragraph" style:parent-style-name="Text_20_body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5" style:family="paragraph" style:parent-style-name="Text_20_body">
      <style:text-properties fo:font-weight="normal" style:font-weight-asian="normal" style:font-weight-complex="normal"/>
    </style:style>
    <style:style style:name="P46" style:family="paragraph" style:parent-style-name="Text_20_body">
      <style:text-properties style:font-name="Waree1" fo:font-size="11pt" fo:font-style="normal" fo:font-weight="normal" officeooo:rsid="0024df70" officeooo:paragraph-rsid="002ae749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08483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136c" style:font-weight-asian="normal" style:font-weight-complex="normal"/>
    </style:style>
    <style:style style:name="T4" style:family="text">
      <style:text-properties fo:font-weight="normal" officeooo:rsid="0016ad5a" style:font-weight-asian="normal" style:font-weight-complex="normal"/>
    </style:style>
    <style:style style:name="T5" style:family="text">
      <style:text-properties fo:font-weight="normal" officeooo:rsid="0019947a" style:font-weight-asian="normal" style:font-weight-complex="normal"/>
    </style:style>
    <style:style style:name="T6" style:family="text">
      <style:text-properties fo:font-weight="normal" officeooo:rsid="001ac843" style:font-weight-asian="normal" style:font-weight-complex="normal"/>
    </style:style>
    <style:style style:name="T7" style:family="text">
      <style:text-properties fo:font-weight="normal" officeooo:rsid="008570c8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c1bf4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tyle="italic" fo:font-weight="normal" officeooo:rsid="001ac843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c075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c907e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ae749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84d445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5436f0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55a875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ae749" style:font-style-asian="normal" style:font-style-complex="normal"/>
    </style:style>
    <style:style style:name="T21" style:family="text">
      <style:text-properties fo:font-style="normal" officeooo:rsid="00371bf8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c907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a488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ae74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74dc7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a846c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5db89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82c56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84d445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2f1915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2f6229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2fccbf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337ca3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33bbf7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33ebee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341c15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357939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386120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39e720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3ba481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3d8c89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3edc0f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3fdb2b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408d42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428162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44339b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4569d3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474dc7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48ca18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4a846c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4b6339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4bfd46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4d8810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4e78e0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533cec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5436f0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55db89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574655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57e48e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58594b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597358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5a3808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5d2003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5ee8fb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60c36e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62a6e8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6309c5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64af1e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66b132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67ce58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7050c0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725641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7721b2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791910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7c8e42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7e3f46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7f3c31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80d178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82a3bc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82c565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82ce4f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84d445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style:font-style-asian="normal" style:font-style-complex="normal"/>
    </style:style>
    <style:style style:name="T86" style:family="text">
      <style:text-properties fo:font-style="normal" style:text-underline-style="none" officeooo:rsid="00337ca3" style:font-style-asian="normal" style:font-style-complex="normal"/>
    </style:style>
    <style:style style:name="T87" style:family="text">
      <style:text-properties fo:font-style="normal" style:text-underline-style="none" officeooo:rsid="002f1915" style:font-style-asian="normal" style:font-style-complex="normal"/>
    </style:style>
    <style:style style:name="T88" style:family="text">
      <style:text-properties fo:font-style="normal" style:text-underline-style="none" officeooo:rsid="002f6229" style:font-style-asian="normal" style:font-style-complex="normal"/>
    </style:style>
    <style:style style:name="T89" style:family="text">
      <style:text-properties style:font-name="Waree1" fo:font-size="11pt" fo:font-weight="normal" officeooo:rsid="001ebea0" style:font-size-asian="11pt" style:font-weight-asian="normal" style:font-size-complex="11pt" style:font-weight-complex="normal"/>
    </style:style>
    <style:style style:name="T90" style:family="text">
      <style:text-properties style:font-name="Waree1" fo:font-size="11pt" fo:font-style="italic" fo:font-weight="normal" officeooo:rsid="001f9205" style:font-size-asian="11pt" style:font-style-asian="italic" style:font-weight-asian="normal" style:font-size-complex="11pt" style:font-style-complex="italic" style:font-weight-complex="normal"/>
    </style:style>
    <style:style style:name="T91" style:family="text">
      <style:text-properties style:font-name="Waree1" fo:font-size="11pt" fo:font-style="italic" fo:font-weight="normal" officeooo:rsid="0024df70" style:font-size-asian="11pt" style:font-style-asian="italic" style:font-weight-asian="normal" style:font-size-complex="11pt" style:font-style-complex="italic" style:font-weight-complex="normal"/>
    </style:style>
    <style:style style:name="T92" style:family="text">
      <style:text-properties style:font-name="Waree1" fo:font-size="11pt" fo:font-style="italic" fo:font-weight="normal" officeooo:rsid="00230f33" style:font-size-asian="11pt" style:font-style-asian="italic" style:font-weight-asian="normal" style:font-size-complex="11pt" style:font-style-complex="italic" style:font-weight-complex="normal"/>
    </style:style>
    <style:style style:name="T93" style:family="text">
      <style:text-properties style:font-name="Waree1" fo:font-size="11pt" fo:font-style="italic" fo:font-weight="normal" officeooo:rsid="0026d364" style:font-size-asian="11pt" style:font-style-asian="italic" style:font-weight-asian="normal" style:font-size-complex="11pt" style:font-style-complex="italic" style:font-weight-complex="normal"/>
    </style:style>
    <style:style style:name="T94" style:family="text">
      <style:text-properties style:font-name="Waree1" fo:font-size="11pt" fo:font-style="italic" fo:font-weight="normal" officeooo:rsid="00287d37" style:font-size-asian="11pt" style:font-style-asian="italic" style:font-weight-asian="normal" style:font-size-complex="11pt" style:font-style-complex="italic" style:font-weight-complex="normal"/>
    </style:style>
    <style:style style:name="T95" style:family="text">
      <style:text-properties style:font-name="Waree1" fo:font-size="11pt" fo:font-style="italic" fo:font-weight="normal" officeooo:rsid="0082c565" style:font-size-asian="11pt" style:font-style-asian="italic" style:font-weight-asian="normal" style:font-size-complex="11pt" style:font-style-complex="italic" style:font-weight-complex="normal"/>
    </style:style>
    <style:style style:name="T96" style:family="text">
      <style:text-properties style:font-name="Waree1" fo:font-size="11pt" fo:font-style="italic" fo:font-weight="normal" officeooo:rsid="0084d445" style:font-size-asian="11pt" style:font-style-asian="italic" style:font-weight-asian="normal" style:font-size-complex="11pt" style:font-style-complex="italic" style:font-weight-complex="normal"/>
    </style:style>
    <style:style style:name="T97" style:family="text">
      <style:text-properties style:font-name="Waree1" fo:font-size="11pt" fo:font-style="normal" fo:font-weight="normal" officeooo:rsid="001f9205" style:font-size-asian="11pt" style:font-style-asian="normal" style:font-weight-asian="normal" style:font-size-complex="11pt" style:font-style-complex="normal" style:font-weight-complex="normal"/>
    </style:style>
    <style:style style:name="T98" style:family="text">
      <style:text-properties style:font-name="Waree1" fo:font-size="11pt" fo:font-style="normal" fo:font-weight="normal" officeooo:rsid="00205388" style:font-size-asian="11pt" style:font-style-asian="normal" style:font-weight-asian="normal" style:font-size-complex="11pt" style:font-style-complex="normal" style:font-weight-complex="normal"/>
    </style:style>
    <style:style style:name="T99" style:family="text">
      <style:text-properties style:font-name="Waree1" fo:font-size="11pt" fo:font-style="normal" fo:font-weight="normal" officeooo:rsid="0024df70" style:font-size-asian="11pt" style:font-style-asian="normal" style:font-weight-asian="normal" style:font-size-complex="11pt" style:font-style-complex="normal" style:font-weight-complex="normal"/>
    </style:style>
    <style:style style:name="T100" style:family="text">
      <style:text-properties style:font-name="Waree1" fo:font-size="11pt" fo:font-style="normal" fo:font-weight="normal" officeooo:rsid="00230f33" style:font-size-asian="11pt" style:font-style-asian="normal" style:font-weight-asian="normal" style:font-size-complex="11pt" style:font-style-complex="normal" style:font-weight-complex="normal"/>
    </style:style>
    <style:style style:name="T101" style:family="text">
      <style:text-properties style:font-name="Waree1" fo:font-size="11pt" fo:font-style="normal" fo:font-weight="normal" officeooo:rsid="0022161a" style:font-size-asian="11pt" style:font-style-asian="normal" style:font-weight-asian="normal" style:font-size-complex="11pt" style:font-style-complex="normal" style:font-weight-complex="normal"/>
    </style:style>
    <style:style style:name="T102" style:family="text">
      <style:text-properties style:font-name="Waree1" fo:font-size="11pt" fo:font-style="normal" fo:font-weight="normal" officeooo:rsid="0026a3ac" style:font-size-asian="11pt" style:font-style-asian="normal" style:font-weight-asian="normal" style:font-size-complex="11pt" style:font-style-complex="normal" style:font-weight-complex="normal"/>
    </style:style>
    <style:style style:name="T103" style:family="text">
      <style:text-properties style:font-name="Waree1" fo:font-size="11pt" fo:font-style="normal" style:text-underline-style="none" fo:font-weight="normal" officeooo:rsid="004a846c" style:font-size-asian="11pt" style:font-style-asian="normal" style:font-weight-asian="normal" style:font-size-complex="11pt" style:font-style-complex="normal" style:font-weight-complex="normal"/>
    </style:style>
    <style:style style:name="T104" style:family="text">
      <style:text-properties style:font-name="Waree1" fo:font-size="11pt" fo:font-style="normal" style:text-underline-style="none" fo:font-weight="normal" officeooo:rsid="004eb4b8" style:font-size-asian="11pt" style:font-style-asian="normal" style:font-weight-asian="normal" style:font-size-complex="11pt" style:font-style-complex="normal" style:font-weight-complex="normal"/>
    </style:style>
    <style:style style:name="T105" style:family="text">
      <style:text-properties style:font-name="Waree1" fo:font-size="11pt" fo:font-style="normal" style:text-underline-style="none" fo:font-weight="normal" officeooo:rsid="004ecdd5" style:font-size-asian="11pt" style:font-style-asian="normal" style:font-weight-asian="normal" style:font-size-complex="11pt" style:font-style-complex="normal" style:font-weight-complex="normal"/>
    </style:style>
    <style:style style:name="T106" style:family="text">
      <style:text-properties style:font-name="Waree1" fo:font-size="11pt" fo:font-style="normal" style:text-underline-style="none" fo:font-weight="normal" officeooo:rsid="004fe83e" style:font-size-asian="11pt" style:font-style-asian="normal" style:font-weight-asian="normal" style:font-size-complex="11pt" style:font-style-complex="normal" style:font-weight-complex="normal"/>
    </style:style>
    <style:style style:name="T107" style:family="text">
      <style:text-properties style:font-name="Waree1" fo:font-size="11pt" fo:font-style="normal" style:text-underline-style="none" fo:font-weight="normal" officeooo:rsid="0055db89" style:font-size-asian="11pt" style:font-style-asian="normal" style:font-weight-asian="normal" style:font-size-complex="11pt" style:font-style-complex="normal" style:font-weight-complex="normal"/>
    </style:style>
    <style:style style:name="T108" style:family="text">
      <style:text-properties style:font-name="Waree1" fo:font-size="11pt" fo:font-style="normal" style:text-underline-style="none" fo:font-weight="normal" officeooo:rsid="005cb64d" style:font-size-asian="11pt" style:font-style-asian="normal" style:font-weight-asian="normal" style:font-size-complex="11pt" style:font-style-complex="normal" style:font-weight-complex="normal"/>
    </style:style>
    <style:style style:name="T109" style:family="text">
      <style:text-properties style:font-name="Waree1" fo:font-size="11pt" fo:font-style="normal" style:text-underline-style="none" fo:font-weight="normal" officeooo:rsid="0066a235" style:font-size-asian="11pt" style:font-style-asian="normal" style:font-weight-asian="normal" style:font-size-complex="11pt" style:font-style-complex="normal" style:font-weight-complex="normal"/>
    </style:style>
    <style:style style:name="T110" style:family="text">
      <style:text-properties style:font-name="Waree1" fo:font-size="11pt" fo:font-style="normal" style:text-underline-style="none" fo:font-weight="normal" officeooo:rsid="00698cea" style:font-size-asian="11pt" style:font-style-asian="normal" style:font-weight-asian="normal" style:font-size-complex="11pt" style:font-style-complex="normal" style:font-weight-complex="normal"/>
    </style:style>
    <style:style style:name="T111" style:family="text">
      <style:text-properties style:font-name="Waree1" fo:font-size="11pt" fo:font-style="normal" style:text-underline-style="none" fo:font-weight="normal" officeooo:rsid="002f3b65" style:font-size-asian="11pt" style:font-style-asian="normal" style:font-weight-asian="normal" style:font-size-complex="11pt" style:font-style-complex="normal" style:font-weight-complex="normal"/>
    </style:style>
    <style:style style:name="T112" style:family="text">
      <style:text-properties style:font-name="Waree1" fo:font-size="11pt" fo:font-style="normal" style:text-underline-style="none" fo:font-weight="normal" officeooo:rsid="002f6229" style:font-size-asian="11pt" style:font-style-asian="normal" style:font-weight-asian="normal" style:font-size-complex="11pt" style:font-style-complex="normal" style:font-weight-complex="normal"/>
    </style:style>
    <style:style style:name="T113" style:family="text">
      <style:text-properties style:font-name="Waree1" fo:font-size="11pt" fo:font-style="normal" style:text-underline-style="none" fo:font-weight="normal" officeooo:rsid="00834bf4" style:font-size-asian="11pt" style:font-style-asian="normal" style:font-weight-asian="normal" style:font-size-complex="11pt" style:font-style-complex="normal" style:font-weight-complex="normal"/>
    </style:style>
    <style:style style:name="T114" style:family="text">
      <style:text-properties style:font-name="Waree1" fo:font-size="11pt" fo:font-style="normal" style:text-underline-style="none" fo:font-weight="normal" officeooo:rsid="002fccbf" style:font-size-asian="11pt" style:font-style-asian="normal" style:font-weight-asian="normal" style:font-size-complex="11pt" style:font-style-complex="normal" style:font-weight-complex="normal"/>
    </style:style>
    <style:style style:name="T115" style:family="text">
      <style:text-properties style:font-name="Waree1" fo:font-size="11pt" fo:font-style="normal" style:text-underline-style="solid" style:text-underline-width="auto" style:text-underline-color="font-color" fo:font-weight="normal" officeooo:rsid="004a846c" style:font-size-asian="11pt" style:font-style-asian="normal" style:font-weight-asian="normal" style:font-size-complex="11pt" style:font-style-complex="normal" style:font-weight-complex="normal"/>
    </style:style>
    <style:style style:name="T116" style:family="text">
      <style:text-properties style:font-name="Waree1" fo:font-size="11pt" fo:font-style="normal" style:text-underline-style="solid" style:text-underline-width="auto" style:text-underline-color="font-color" fo:font-weight="normal" officeooo:rsid="0055db89" style:font-size-asian="11pt" style:font-style-asian="normal" style:font-weight-asian="normal" style:font-size-complex="11pt" style:font-style-complex="normal" style:font-weight-complex="normal"/>
    </style:style>
    <style:style style:name="T117" style:family="text">
      <style:text-properties style:font-name="Waree1" fo:font-size="11pt" fo:font-style="normal" officeooo:rsid="00371bf8" style:font-size-asian="11pt" style:font-style-asian="normal" style:font-size-complex="11pt" style:font-style-complex="normal"/>
    </style:style>
    <style:style style:name="T118" style:family="text">
      <style:text-properties style:font-name="Waree1" fo:font-size="11pt" fo:font-style="normal" officeooo:rsid="002d37d7" style:font-size-asian="11pt" style:font-style-asian="normal" style:font-size-complex="11pt" style:font-style-complex="normal"/>
    </style:style>
    <style:style style:name="T119" style:family="text">
      <style:text-properties officeooo:rsid="002f6229"/>
    </style:style>
    <style:style style:name="T120" style:family="text">
      <style:text-properties officeooo:rsid="00834bf4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89598256" text:id="ct89598256">
          <text:deletion>
            <office:change-info>
              <dc:creator>Unknown Author</dc:creator>
              <dc:date>2020-03-07T11:04:39</dc:date>
              <text:p>Combine paragraphs</text:p>
              <text:p/>
            </office:change-info>
            <text:p text:style-name="P2"><text:span text:style-name="T2"/></text:p>
            <text:p text:style-name="P2"><text:span text:style-name="T2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wo fish swimming in the ocean. <text:span text:style-name="T119">O</text:span>ne: The water is pretty cloud today. The other <text:span text:style-name="T119">says</text:span>: What’s water?</text:p>
      <text:p text:style-name="P3"/>
      <text:p text:style-name="Text_20_body"><text:span text:style-name="T10">Agile is a mindset.</text:span> Do not just focus on a different way to work, but instead, a different way to think about working. It’s about how to get teams getting together. It’s better to be a team that’s terrible at Agile practices but understand<text:span text:style-name="T1">s</text:span> the mindset.</text:p>
      <text:p text:style-name="Text_20_body">Agile teams should be able to ask tough questions and still be are open to continuous improvement.</text:p>
      <text:p text:style-name="Text_20_body">The team is not supposed to be focused on Agile practices, but focused on thinking like an Agile team.</text:p>
      <text:p text:style-name="P4"/>
      <text:p text:style-name="Text_20_body"><text:span text:style-name="T8">Agile Manifesto</text:span>, 4 values and 12 principles <text:span text:style-name="T9">to embrace the manifesto</text:span>.</text:p>
      <text:p text:style-name="P25">Values:</text:p>
      <text:p text:style-name="P2">1) Individuals and interactions <text:span text:style-name="T8">over</text:span><text:span text:style-name="T2"> Process and tools</text:span></text:p>
      <text:p text:style-name="P2"><text:span text:style-name="T2">2) Working software </text:span><text:span text:style-name="T8">over</text:span><text:span text:style-name="T2"> Comprehensive documentation</text:span></text:p>
      <text:p text:style-name="P2"><text:span text:style-name="T2">3) Customer collaboration </text:span><text:span text:style-name="T8">over</text:span><text:span text:style-name="T2"> Contract negotiation</text:span></text:p>
      <text:p text:style-name="P2"><text:span text:style-name="T2">4) Responding to change </text:span><text:span text:style-name="T8">over</text:span><text:span text:style-name="T2"> Following a plan</text:span><text:change text:change-id="ct89598256"/><text:span text:style-name="T2">While there is value to the right items, the left one are more valuables.</text:span></text:p>
      <text:p text:style-name="P44">Principles:</text:p>
      <text:p text:style-name="P45">2- Welcome changes</text:p>
      <text:p text:style-name="Text_20_body"><text:span text:style-name="T2">3 and 7 continuous delivery as a measure of progress </text:span><text:span text:style-name="T3">(in short iterations called sprints)</text:span></text:p>
      <text:p text:style-name="Text_20_body"><text:span text:style-name="T3">4 </text:span><text:span text:style-name="T2">describes how customers should work closer to the dev teams – product owner is a customer representative who sits with the team and guide them as they deliver the product.</text:span></text:p>
      <text:p text:style-name="P45">5 and 11 talks about small motivated self-organized team of generalists</text:p>
      <text:p text:style-name="P45">6 face-to-face conversations – user stories instead of long requirements documents</text:p>
      <text:p text:style-name="Text_20_body"><text:soft-page-break/><text:span text:style-name="T2">1, 8, 9 and 10 </text:span><text:span text:style-name="T4">are about prioritize high-value work</text:span></text:p>
      <text:p text:style-name="Text_20_body"><text:span text:style-name="T4">1</text:span><text:span text:style-name="T2">2 process improvement</text:span></text:p>
      <text:p text:style-name="P26"/>
      <text:p text:style-name="Text_20_body"><text:span text:style-name="T5">1 – </text:span><text:span text:style-name="T2"><text:s/>The highest priority is to satisfy the customer through </text:span><text:span text:style-name="T11">early and continuous</text:span><text:span text:style-name="T2"> delivery of </text:span><text:span text:style-name="T11">valuable software</text:span><text:span text:style-name="T2">. </text:span><text:span text:style-name="T12">The project backlog is </text:span><text:span text:style-name="T16">maintained</text:span><text:span text:style-name="T12"> and prioritized by </text:span><text:span text:style-name="T16">business</text:span><text:span text:style-name="T12"> values by the customer. The dev team works from top to the bottom. It’s customer focused.</text:span></text:p>
      <text:p text:style-name="P21"><text:span text:style-name="T2">2 – <text:s/></text:span><text:span text:style-name="T6">Welcome changing requirements, even late in dev. <text:s/>That means, </text:span><text:span text:style-name="T7">re prioritize</text:span><text:span text:style-name="T6"> the tasks.</text:span></text:p>
      <text:p text:style-name="P20"><text:span text:style-name="T2">3 – Deliver working software frequently, from a couple of weeks to a couple of months. </text:span><text:span text:style-name="T13">Agile teams get frequently feedbacks, which allows them to align their work more closely to their goals. </text:span><text:span text:style-name="T14">Also, the customer get earlier softwares, even though still in dev.</text:span></text:p>
      <text:p text:style-name="P22"><text:span text:style-name="T23">4 – </text:span><text:span text:style-name="T29">Business</text:span><text:span text:style-name="T22"> people and devs work together, in a daily basis, through the project.</text:span></text:p>
      <text:p text:style-name="P22"><text:span text:style-name="T89">5 – Build project around motivated individuals, giving them the needed support and trust them to get the job done. </text:span><text:span text:style-name="T90">No micromanager. </text:span></text:p>
      <text:p text:style-name="P23"><text:span text:style-name="T97">6 – </text:span><text:span text:style-name="T98">The most efficient and effective method of conveying information to and within a development team is face-to-face conversation. </text:span></text:p>
      <text:p text:style-name="P24"><text:span text:style-name="T98">7 – </text:span><text:span text:style-name="T101">The highest priority is to satisfy the customer through early and continuous delivery of valuable software. </text:span><text:span text:style-name="T92">Measure progress by delivering increments of products that provide some </text:span><text:span text:style-name="T95">business</text:span><text:span text:style-name="T92"> value.</text:span></text:p>
      <text:p text:style-name="P24"><text:span text:style-name="T100">8 – </text:span><text:span text:style-name="T99">Agile process promote sustainable development. </text:span><text:span text:style-name="T91">Every one, sponsors, devs and users should be able to maintain a constant pace </text:span><text:span text:style-name="T96">indefinitely.</text:span></text:p>
      <text:p text:style-name="P46">9 – Continuous attention to technical excellence and good design enhances agility.</text:p>
      <text:p text:style-name="P24"><text:span text:style-name="T99">10 – </text:span><text:span text:style-name="T102">Simplicity (the art of maximize the work not done) is essential. </text:span><text:span text:style-name="T93">Keep focus on what the customer needs. </text:span><text:span text:style-name="T94">Meet the requirements in the simplest manner.</text:span></text:p>
      <text:p text:style-name="P5"><text:span text:style-name="T22">11 – </text:span><text:span text:style-name="T24">The best architectures, requirements, and designs emerge from self-organized tems.</text:span></text:p>
      <text:p text:style-name="P5"><text:soft-page-break/><text:span text:style-name="T22">12 – </text:span><text:span text:style-name="T25">At regular intervals, the team reflects on how to become more efficient, then tunes and adjusts its </text:span><text:span text:style-name="T30">behaviour</text:span><text:span text:style-name="T25"> accordingly. </text:span><text:span text:style-name="T15">It’s the ability to inspect and adapt how they work to become more </text:span><text:span text:style-name="T16">efficient.</text:span></text:p>
      <text:p text:style-name="P27"/>
      <text:p text:style-name="P27"/>
      <text:p text:style-name="P6"><text:span text:style-name="T20">S</text:span><text:span text:style-name="T19">CRUM</text:span></text:p>
      <text:p text:style-name="P28">It is the most popular Agile framework.</text:p>
      <text:p text:style-name="P29">It has:</text:p>
      <text:p text:style-name="P8"><text:span text:style-name="T21">a)</text:span><text:span text:style-name="T19"> 3 team roles</text:span></text:p>
      <text:p text:style-name="P9"><text:span text:style-name="T31"><text:tab/></text:span><text:span text:style-name="T85">–</text:span><text:span text:style-name="T31"> </text:span><text:span text:style-name="T32">Product owner: </text:span><text:span text:style-name="T35">represents </text:span><text:span text:style-name="T82">business</text:span><text:span text:style-name="T35"> stackeholder </text:span><text:span text:style-name="T37">(vision and directions) </text:span><text:span text:style-name="T35">and </text:span><text:span text:style-name="T86">defines what needs to be built and in what order</text:span><text:span text:style-name="T35"> – </text:span><text:span text:style-name="T36">defined in the product backlog</text:span><text:span text:style-name="T35">. </text:span><text:span text:style-name="T39">They are responsible for </text:span><text:span text:style-name="T82">communicating</text:span><text:span text:style-name="T39"> product backlog clearly and provide clarification to the Dev team whenever necessary. </text:span><text:span text:style-name="T38">The change on the backlog should be told to the PO. </text:span></text:p>
      <text:p text:style-name="P8"><text:span text:style-name="T32"><text:tab/></text:span><text:span text:style-name="T87">–</text:span><text:span text:style-name="T32"> Development team member: </text:span><text:span text:style-name="T40">they define how the backlog items are going to be converted into a</text:span><text:span text:style-name="T82">n</text:span><text:span text:style-name="T40"> </text:span><text:span text:style-name="T84">iteration</text:span><text:span text:style-name="T40"> of the working product. </text:span><text:span text:style-name="T41">They write code, design, test, produce documentation and whatever need to transform the backlog items into a delivered product at the end of each sprint. </text:span><text:span text:style-name="T42">3 to 9 people is the recommended size. </text:span><text:span text:style-name="T43">Sometimes, the PO and SM also perform a DTM role. In general, DT with multiple skills are preferred instead of specialized individuals. </text:span><text:span text:style-name="T44">The DT is self-organized and have less outside interference. There are no team leads or managers within the DT, </text:span><text:span text:style-name="T45">all members are accountable for the team’s work</text:span><text:span text:style-name="T44">. </text:span><text:span text:style-name="T46">The DT works closely to the PO to estimate and clarify product backlogs items, and also the DT works with the SM to address issues that prevent <text:s/>progress.</text:span></text:p>
      <text:p text:style-name="P8"><text:span text:style-name="T32"><text:tab/></text:span><text:span text:style-name="T87">–</text:span><text:span text:style-name="T32"> Scrum master: </text:span><text:span text:style-name="T47">facilitates the process by addressing impediments or obstacles that prevent the DT to get their job done. </text:span><text:span text:style-name="T48">So that, they can work with the the PO or scalate to executive managers. The SM </text:span><text:span text:style-name="T49">are Scrum evangelists. It is a management role, but the goal is coach individuals and help the organization to implement Scrum successfully.</text:span></text:p>
      <text:p text:style-name="P30"/>
      <text:p text:style-name="P8"><text:span text:style-name="T21">b)</text:span><text:span text:style-name="T19"> 5 events</text:span></text:p>
      <text:p text:style-name="P10"><text:span text:style-name="T31"><text:tab/>– </text:span><text:span text:style-name="T26">Sprint</text:span><text:span text:style-name="T50"> is the work period to produce an </text:span><text:span text:style-name="T84">iteration</text:span><text:span text:style-name="T50"> </text:span><text:span text:style-name="T51">of the workable product, </text:span><text:span text:style-name="T52">usually 30 days in a row or less. </text:span><text:span text:style-name="T53">Sprint is the container event for the other 4 events, </text:span><text:span text:style-name="T54">which all happens within the sprint.</text:span></text:p>
      <text:p text:style-name="P10"><text:span text:style-name="T52"><text:tab/>– </text:span><text:span text:style-name="T27">Sprint planning</text:span><text:span text:style-name="T52"> </text:span><text:span text:style-name="T55">is the </text:span><text:span text:style-name="T84">beginning</text:span><text:span text:style-name="T55"> of the sprint. Here, the scrum team defines </text:span><text:span text:style-name="T56">what the dev team works on and how they will execute the plan.</text:span></text:p>
      <text:p text:style-name="P17"><text:soft-page-break/><text:span text:style-name="T103"><text:tab/>– </text:span><text:span text:style-name="T115">Daily Scrum</text:span><text:span text:style-name="T103"> </text:span><text:span text:style-name="T104">is the daily meeting where the </text:span><text:span text:style-name="T105">dev</text:span><text:span text:style-name="T104"> team works </text:span><text:span text:style-name="T105">to inspect their work </text:span><text:span text:style-name="T106">and adapt it to be more efficient. </text:span><text:span text:style-name="T110">PO and SM are optional in attending the daily scrum.</text:span></text:p>
      <text:p text:style-name="P10"><text:span text:style-name="T52"><text:tab/>– </text:span><text:span text:style-name="T27">Sprint review</text:span><text:span text:style-name="T52"> </text:span><text:span text:style-name="T57">is when the scrum team reviews their work and progress that occurred during the sprint. This event includes external stackeholders and is the time where future work is planned. </text:span><text:span text:style-name="T58">And</text:span></text:p>
      <text:p text:style-name="P10"><text:span text:style-name="T52"><text:tab/>– </text:span><text:span text:style-name="T27">Sprint retrospective</text:span><text:span text:style-name="T52"> </text:span><text:span text:style-name="T58">is aimed to the scrum team discuss how to be more efficient.</text:span></text:p>
      <text:p text:style-name="P31"/>
      <text:p text:style-name="P10"><text:span text:style-name="T31"><text:tab/></text:span><text:span text:style-name="T17">Ps: General note: A sprint can only be cancelled by the PO if the srpint goal is no longer valid </text:span><text:span text:style-name="T18">motivated by external factors such as buget cuts, company’s changes, etc. Develpment team being behind the schedule is no valid reason to cancel a sprint.</text:span></text:p>
      <text:p text:style-name="P32"/>
      <text:p text:style-name="P18"><text:span text:style-name="T117">c) </text:span><text:span text:style-name="T118">3 artifacts:</text:span></text:p>
      <text:p text:style-name="P7"><text:span text:style-name="T31"><text:tab/>- </text:span><text:span text:style-name="T28">Product backlog</text:span><text:span text:style-name="T59"> </text:span><text:span text:style-name="T61">is the only to-do list for the dev team. </text:span><text:span text:style-name="T62">It can contain requirements, enhancement requests, </text:span><text:span text:style-name="T63">defects, user stories or new features. </text:span><text:span text:style-name="T64">The PO is accountable for the contents of the PB, but anyone can edit it</text:span></text:p>
      <text:p text:style-name="P19"><text:span text:style-name="T107"><text:tab/>– </text:span><text:span text:style-name="T116">Sprint backlog</text:span><text:span text:style-name="T107"> </text:span><text:span text:style-name="T108">is a subset of the PB items select for he sprint </text:span><text:span text:style-name="T109">+</text:span><text:span text:style-name="T108"> the dev team’s plan. </text:span></text:p>
      <text:p text:style-name="P7"><text:span text:style-name="T59"><text:tab/>– </text:span><text:span text:style-name="T28">Product increment</text:span><text:span text:style-name="T59"> is the working version of a software </text:span><text:span text:style-name="T60">product</text:span><text:span text:style-name="T59">. </text:span><text:span text:style-name="T65">It is considered the most important artifact – </text:span><text:span text:style-name="T66">it is product itself. </text:span><text:span text:style-name="T67">It is the current done version of the software implemented so far. </text:span><text:span text:style-name="T68">It has to support some </text:span><text:span text:style-name="T84">business</text:span><text:span text:style-name="T68"> value, should be useful, </text:span><text:span text:style-name="T69">and polished enough to be shipped</text:span><text:span text:style-name="T68">. </text:span><text:span text:style-name="T69">The Product Owner has the </text:span><text:span text:style-name="T84">prerogative</text:span><text:span text:style-name="T69"> to deploy it or not. </text:span><text:span text:style-name="T70">Features that provide end-to-end </text:span><text:span text:style-name="T84">business</text:span><text:span text:style-name="T70"> functionality are a vertically sliced portion of the system.</text:span></text:p>
      <text:p text:style-name="P7"><text:span text:style-name="T70"><text:tab/></text:span><text:span text:style-name="T71">Feature teams are cross-functional with the ability to implement end-to-end features.</text:span></text:p>
      <text:p text:style-name="P7"><text:span text:style-name="T71"><text:tab/>Component teams are specialized on specific types of components, such as db, backend, frontend, etc. </text:span><text:span text:style-name="T72">Would require multiple component teams to delivery a </text:span><text:span text:style-name="T83">functionality.</text:span><text:span text:style-name="T72"> So, </text:span><text:span text:style-name="T83">generally</text:span><text:span text:style-name="T72">, FT are </text:span><text:span text:style-name="T83">preferred</text:span><text:span text:style-name="T72"> over CT for the execution os scrum.</text:span></text:p>
      <text:p text:style-name="P7"/>
      <text:p text:style-name="P11"><text:span text:style-name="T85">Three key styles of Scrum execution – 3 pillars – </text:span><text:span text:style-name="T88">known as TIA</text:span></text:p>
      <text:p text:style-name="P41"><text:span text:style-name="T111"><text:tab/>– </text:span><text:span text:style-name="T112">Transpar</text:span><text:span text:style-name="T113">ency</text:span><text:span text:style-name="T112">, </text:span><text:span text:style-name="T114">dashboards to show status, for instance</text:span></text:p>
      <text:p text:style-name="P11"><text:span text:style-name="T33"><text:tab/>– Inspection </text:span><text:span text:style-name="T34">on artifacts, products, processes, issues and so on.</text:span></text:p>
      <text:p text:style-name="P33"><text:tab/>– Adaptation, <text:span text:style-name="T120">adjusting a process ASAP to minimize any issue.</text:span></text:p>
      <text:p text:style-name="P33"/>
      <text:p text:style-name="P12"><text:span text:style-name="T33">I</text:span><text:span text:style-name="T31">n 2013, 5 goal values were added: Focus, Respect, Openness, Courage and Commitment</text:span></text:p>
      <text:p text:style-name="P34">They are intertwined with the Scrum pillars (TIA).</text:p>
      <text:p text:style-name="P34"/>
      <text:p text:style-name="P34"/>
      <text:p text:style-name="P35"><text:soft-page-break/></text:p>
      <text:p text:style-name="P42">Agile Techniques</text:p>
      <text:p text:style-name="P36">– Extreme Programming (XP)</text:p>
      <text:p text:style-name="P36">– Pair programming</text:p>
      <text:p text:style-name="P36">– Test-driven development (TDD)</text:p>
      <text:p text:style-name="P13"><text:span text:style-name="T31"><text:tab/></text:span><text:span text:style-name="T73">1. Write a test that fails</text:span></text:p>
      <text:p text:style-name="P37"><text:tab/>2. Write enough code to compile</text:p>
      <text:p text:style-name="P37"><text:tab/>3. Complete code to meet requirements of test</text:p>
      <text:p text:style-name="P14"><text:span text:style-name="T31">– User stories </text:span><text:span text:style-name="T74">are a way to write user requirements. </text:span><text:span text:style-name="T75">It is a promise </text:span><text:span text:style-name="T76">for a conversation </text:span><text:span text:style-name="T75">between businness stackeholder (PO) and development team</text:span></text:p>
      <text:p text:style-name="P16"><text:span text:style-name="T74"><text:tab/>E</text:span><text:span text:style-name="T31">xample:</text:span></text:p>
      <text:p text:style-name="P16"><text:span text:style-name="T74"><text:tab/>– U</text:span><text:span text:style-name="T31">ser storie text (one side of the card):</text:span></text:p>
      <text:p text:style-name="P38"><text:tab/>As a club member, I should be able to vew my payment history so I can know how I am being billed.</text:p>
      <text:p text:style-name="P38"><text:tab/>– Acceptance criteria or conditions of satisfaction (other side of the card):</text:p>
      <text:p text:style-name="P38"><text:tab/>Use should be able to view payments made in the last two years.</text:p>
      <text:p text:style-name="P39"><text:tab/>3 Cs of user stories: Card, Conversation/Colaboration and Confirmation.</text:p>
      <text:p text:style-name="P15"><text:span text:style-name="T31">– </text:span><text:span text:style-name="T77">Epic is a large user storie, a businness workflow </text:span><text:span text:style-name="T78">or process </text:span><text:span text:style-name="T77">and it is too large to be estimated. </text:span><text:span text:style-name="T79">If a user storie is too big to be written in a card, or too many Acceptance criterias, it is possible an Epic – </text:span><text:span text:style-name="T80">and a indication that the user storie needs to be split</text:span><text:span text:style-name="T79">.</text:span></text:p>
      <text:p text:style-name="P15"><text:span text:style-name="T79"><text:tab/></text:span><text:span text:style-name="T81">Example:</text:span></text:p>
      <text:p text:style-name="P40"><text:tab/>As a club member, I should be able to set up a new club member account.</text:p>
      <text:p text:style-name="P40"><text:tab/>It envolves a user with name, addres,, pghone, email, payment info, picture. It also can envolve sign-up fee, first moth’s fee, setting up a payment information,. It is a workflow too large to estimate – a Epic.</text:p>
      <text:p text:style-name="P15"><text:span text:style-name="T77">– </text:span><text:span text:style-name="T79">Theme is a group of user stories, having a tag in commom, for example, even they are not part as the same Epic.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Waree" svg:font-family="Waree"/>
    <style:font-face style:name="Waree1" svg:font-family="Waree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Waree" fo:font-size="11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Waree" fo:font-size="11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Waree" fo:font-family="Waree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Waree" fo:font-family="Waree" fo:font-size="11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Waree" fo:font-family="Waree" fo:font-size="11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Waree" fo:font-family="Waree" fo:font-size="11pt" style:font-size-asian="12pt" style:font-name-complex="Lohit Devanagari1" style:font-family-complex="'Lohit Devanagari'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7T09:37:13.515688715</meta:creation-date>
    <dc:date>2020-03-10T19:25:26.506768427</dc:date>
    <meta:editing-duration>P2DT10H10M19S</meta:editing-duration>
    <meta:editing-cycles>114</meta:editing-cycles>
    <meta:generator>LibreOffice/6.4.1.2$Linux_X86_64 LibreOffice_project/4d224e95b98b138af42a64d84056446d09082932</meta:generator>
    <meta:document-statistic meta:table-count="0" meta:image-count="0" meta:object-count="0" meta:page-count="6" meta:paragraph-count="75" meta:word-count="1448" meta:character-count="8694" meta:non-whitespace-character-count="7243"/>
  </office:meta>
</office:document-meta>
</file>